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176cm solid #00000a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union Fabelier 28/01/2014 </text:p>
      <text:p text:style-name="Standard">Technologie citoyenne <text:s text:c="3"/></text:p>
      <text:p text:style-name="Standard">Bourse /Négawatt/économies réalisées : porte monnaie virtuelle </text:p>
      <text:p text:style-name="Standard">Circuit habitant habitudes habitat <text:s/>(saisonnalité…) </text:p>
      <text:p text:style-name="Standard">Problématique du rapport à EDF/indication à la personne : statut juridique </text:p>
      <text:p text:style-name="Standard">Variation tension : 215-240 volts/calculer la barre d’erreur/voltimètre /</text:p>
      <text:p text:style-name="Standard">Faire relevé chiffres au début de l’expérience/fin de l’expérience=calculer le delta </text:p>
      <text:p text:style-name="Standard">Prototype : </text:p>
      <text:p text:style-name="Standard">Pince ampermétrique : différents capteurs/ une base captologique (pollution air intérieur…) /box capteur </text:p>
      <text:p text:style-name="Standard">Raspberry/PC / avec linux qui tourne/traitement mathématique/faire tourner la carte wifi <text:s/>linux/ module de communication sans fil-solution filaire-support données / base pour consultation avec un serveur web là dessus/sortie LCD</text:p>
      <text:p text:style-name="Standard">Matériel par défaut / module de base / <text:s/>open hardware qui peut être modulé / </text:p>
      <text:p text:style-name="Standard">Galieo/micro wifi </text:p>
      <text:p text:style-name="Standard">Carte SD/portail sur la mairie / <text:s text:c="2"/></text:p>
      <text:p text:style-name="Standard">Montage : raspeberry/convertisseur analogque/capteur branché sur un module de mesure et de communication <text:s text:c="2"/></text:p>
      <text:p text:style-name="Standard">Raspeberry/récepteur-module-émetteur</text:p>
      <text:p text:style-name="Standard">Zeebee / </text:p>
      <text:p text:style-name="Standard">Pic qui fait chiffrement/bluethooth/</text:p>
      <text:p text:style-name="Standard">Récepteur du raspberry qui peut s’appararier <text:s/>avec le bluethooth du téléphone</text:p>
      <text:p text:style-name="Standard">Puce 868 / cas tableau en sous-sol</text:p>
      <text:p text:style-name="Standard">Energie du capteur / batterie ou plug </text:p>
      <text:p text:style-name="Standard">Raspberry pi /5 watts</text:p>
      <text:p text:style-name="Standard">Echantillonage / swtich avec trois positions : réglable</text:p>
      <text:p text:style-name="Standard">Visualisation : réaliser économie <text:s/>dans un premier temps / </text:p>
      <text:p text:style-name="Standard">4/5 fréquences d’échantillonage à tester/temps réel/une seconde </text:p>
      <text:p text:style-name="Standard">Mode temps réel/mode relevé quotidien : à <text:s/>faire choisir dans l’ envoi des données </text:p>
      <text:p text:style-name="Standard"><text:soft-page-break/>Date des échantillons/traitement des données en fonction heures bleues/</text:p>
      <text:p text:style-name="Standard">Capteur avec horodatage</text:p>
      <text:p text:style-name="Standard">Signature d’un appareil / lecteur de signature : 100hz à vérifier empiriquement : cf Smart im/npulse </text:p>
      <text:p text:style-name="Standard">Latence du capteur/vitesse de moyennnage</text:p>
      <text:p text:style-name="Standard">Pertubation du signal / voie pour reconnaître l’appareil </text:p>
      <text:p text:style-name="Standard">Carte SD/buffer sur le capteur pour mémoire si mesure à haute fréqunece</text:p>
      <text:p text:style-name="Standard">16 bits données/2 octets / nombres entiers qui sont envoyés <text:s/>pour chiffrer <text:s/></text:p>
      <text:p text:style-name="Standard">1 mn chiffrement/1 mn de collecte soit <text:s/>en temps réel et dans ce cas en clair</text:p>
      <text:p text:style-name="Standard">Monostats sur capteur : allumer ou éteindre émetteur.</text:p>
      <text:p text:style-name="Standard"><text:s/>Traduction de la consommation/conversion en polluants (plutonium, CO2...)</text:p>
      <text:p text:style-name="Standard">Proto / sortie TV <text:s/>composite/slide show <text:s/>/ manette de PS3 (ouverture …)</text:p>
      <text:p text:style-name="Standard">Format de stockage des données sur le serveur/dataset sur le datastore voir par exemple début de standard en domotique</text:p>
      <text:p text:style-name="Standard">«Précarité énergétique » <text:s/>et «Précarité numérique » : TV comme écran/ Raspberry pi comme ordi / clavier : entrée par l’énergie dans l’équipement énergétique</text:p>
      <text:p text:style-name="Standard">Package : rasbian/affichage friendly/dont la consommation énergie </text:p>
      <text:p text:style-name="Standard">Galileo avec filaire plusieurs capteurs sans avoir adresssage </text:p>
      <text:p text:style-name="Standard">Carte Galileo comme <text:s/>carte de prototypage</text:p>
      <text:p text:style-name="Standard">Taches : <text:s text:c="3"/></text:p>
      <text:p text:style-name="P1"/>
      <text:p text:style-name="Standard">Galileo : 2 HackENS ; 1 Olivier/Laurence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blondeau</meta:initial-creator>
    <dc:creator>Olivier Blondeau</dc:creator>
    <meta:editing-cycles>86</meta:editing-cycles>
    <meta:creation-date>2014-01-28T18:48:00</meta:creation-date>
    <dc:date>2014-01-28T22:43:07.14</dc:date>
    <meta:editing-duration>PT2M39S</meta:editing-duration>
    <meta:generator>OpenOffice/4.0.0$Win32 OpenOffice.org_project/400m3$Build-9702</meta:generator>
    <meta:document-statistic meta:table-count="0" meta:image-count="0" meta:object-count="0" meta:page-count="2" meta:paragraph-count="44" meta:word-count="385" meta:character-count="2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